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5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47">
            <text:p>747</text:p>
          </table:table-cell>
          <table:table-cell table:formula="of:=ABS([.I1]-[.H1])/[.H1]" office:value-type="float" office:value="0">
            <text:p>0</text:p>
          </table:table-cell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  <table:table-cell office:value-type="float" office:value="975">
            <text:p>975</text:p>
          </table:table-cell>
          <table:table-cell table:formula="of:=ABS([.I2]-[.H2])/[.H2]" office:value-type="float" office:value="0.00306748466257669">
            <text:p>0.0030674847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672">
            <text:p>672</text:p>
          </table:table-cell>
          <table:table-cell table:formula="of:=ABS([.I3]-[.H3])/[.H3]" office:value-type="float" office:value="0">
            <text:p>0</text:p>
          </table:table-cell>
          <table:table-cell table:formula="of:=[.$F42]" office:value-type="float" office:value="1">
            <text:p>1</text:p>
          </table:table-cell>
          <table:table-cell table:formula="of:=[.$J42]" office:value-type="float" office:value="0.0061137971558696">
            <text:p>0.0061137972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174260609797488">
            <text:p>0.017426061</text:p>
          </table:table-cell>
          <table:table-cell table:formula="of:=[.$F126]" office:value-type="float" office:value="1">
            <text:p>1</text:p>
          </table:table-cell>
          <table:table-cell table:formula="of:=[.$J126]" office:value-type="float" office:value="0.0489776384970604">
            <text:p>0.0489776385</text:p>
          </table:table-cell>
          <table:table-cell table:formula="of:=[.$F158]" office:value-type="float" office:value="0.317073170731707">
            <text:p>0.3170731707</text:p>
          </table:table-cell>
          <table:table-cell table:formula="of:=[.$J158]" office:value-type="float" office:value="0.339514450234928">
            <text:p>0.3395144502</text:p>
          </table:table-cell>
          <table:table-cell table:formula="of:=[.$F164]" office:value-type="float" office:value="0">
            <text:p>0</text:p>
          </table:table-cell>
          <table:table-cell table:formula="of:=[.$J164]" office:value-type="float" office:value="0.868040163732783">
            <text:p>0.8680401637</text:p>
          </table:table-cell>
          <table:table-cell table:formula="of:=[.$F170]" office:value-type="float" office:value="0">
            <text:p>0</text:p>
          </table:table-cell>
          <table:table-cell table:formula="of:=[.$J170]" office:value-type="float" office:value="0.635200187779466">
            <text:p>0.6352001878</text:p>
          </table:table-cell>
          <table:table-cell table:formula="of:=[.$F176]" office:value-type="float" office:value="0.4">
            <text:p>0.4</text:p>
          </table:table-cell>
          <table:table-cell table:formula="of:=[.$J176]" office:value-type="float" office:value="0.6428346035637">
            <text:p>0.6428346036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9">
            <text:p>899</text:p>
          </table:table-cell>
          <table:table-cell office:value-type="float" office:value="878">
            <text:p>878</text:p>
          </table:table-cell>
          <table:table-cell table:formula="of:=ABS([.I4]-[.H4])/[.H4]" office:value-type="float" office:value="0.0233592880978865">
            <text:p>0.023359288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9">
            <text:p>869</text:p>
          </table:table-cell>
          <table:table-cell table:formula="of:=ABS([.I5]-[.H5])/[.H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2">
            <text:p>1042</text:p>
          </table:table-cell>
          <table:table-cell office:value-type="float" office:value="993">
            <text:p>993</text:p>
          </table:table-cell>
          <table:table-cell table:formula="of:=ABS([.I6]-[.H6])/[.H6]" office:value-type="float" office:value="0.0470249520153551">
            <text:p>0.04702495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07">
            <text:p>1007</text:p>
          </table:table-cell>
          <table:table-cell office:value-type="float" office:value="985">
            <text:p>985</text:p>
          </table:table-cell>
          <table:table-cell table:formula="of:=ABS([.I7]-[.H7])/[.H7]" office:value-type="float" office:value="0.0218470705064548">
            <text:p>0.021847070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41">
            <text:p>1141</text:p>
          </table:table-cell>
          <table:table-cell table:formula="of:=ABS([.I8]-[.H8])/[.H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9">
            <text:p>929</text:p>
          </table:table-cell>
          <table:table-cell office:value-type="float" office:value="917">
            <text:p>917</text:p>
          </table:table-cell>
          <table:table-cell table:formula="of:=ABS([.I9]-[.H9])/[.H9]" office:value-type="float" office:value="0.0129171151776103">
            <text:p>0.012917115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46">
            <text:p>846</text:p>
          </table:table-cell>
          <table:table-cell table:formula="of:=ABS([.I10]-[.H10])/[.H1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83">
            <text:p>883</text:p>
          </table:table-cell>
          <table:table-cell table:formula="of:=ABS([.I11]-[.H11])/[.H11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228">
            <text:p>1228</text:p>
          </table:table-cell>
          <table:table-cell table:formula="of:=ABS([.I12]-[.H12])/[.H12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9">
            <text:p>102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87">
            <text:p>787</text:p>
          </table:table-cell>
          <table:table-cell office:value-type="float" office:value="778">
            <text:p>778</text:p>
          </table:table-cell>
          <table:table-cell table:formula="of:=ABS([.I14]-[.H14])/[.H14]" office:value-type="float" office:value="0.01143583227446">
            <text:p>0.011435832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57">
            <text:p>957</text:p>
          </table:table-cell>
          <table:table-cell table:formula="of:=ABS([.I15]-[.H15])/[.H1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6">
            <text:p>1046</text:p>
          </table:table-cell>
          <table:table-cell table:formula="of:=ABS([.I16]-[.H16])/[.H1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590">
            <text:p>590</text:p>
          </table:table-cell>
          <table:table-cell table:formula="of:=ABS([.I17]-[.H17])/[.H17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10">
            <text:p>1110</text:p>
          </table:table-cell>
          <table:table-cell office:value-type="float" office:value="1094">
            <text:p>1094</text:p>
          </table:table-cell>
          <table:table-cell table:formula="of:=ABS([.I18]-[.H18])/[.H18]" office:value-type="float" office:value="0.0144144144144144">
            <text:p>0.014414414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4">
            <text:p>854</text:p>
          </table:table-cell>
          <table:table-cell table:formula="of:=ABS([.I19]-[.H19])/[.H1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3">
            <text:p>85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53">
            <text:p>853</text:p>
          </table:table-cell>
          <table:table-cell table:formula="of:=ABS([.I21]-[.H21])/[.H21]" office:value-type="float" office:value="0.00233918128654971">
            <text:p>0.002339181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86">
            <text:p>886</text:p>
          </table:table-cell>
          <table:table-cell table:formula="of:=ABS([.I22]-[.H22])/[.H22]" office:value-type="float" office:value="0.0253025302530253">
            <text:p>0.025302530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883">
            <text:p>883</text:p>
          </table:table-cell>
          <table:table-cell table:formula="of:=ABS([.I23]-[.H23])/[.H23]" office:value-type="float" office:value="0.0123042505592841">
            <text:p>0.012304250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24]-[.H24])/[.H2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25]-[.H25])/[.H2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26]-[.H26])/[.H2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87">
            <text:p>887</text:p>
          </table:table-cell>
          <table:table-cell table:formula="of:=ABS([.I27]-[.H27])/[.H27]" office:value-type="float" office:value="0.00337078651685393">
            <text:p>0.003370786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22">
            <text:p>1022</text:p>
          </table:table-cell>
          <table:table-cell table:formula="of:=ABS([.I28]-[.H28])/[.H2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52">
            <text:p>852</text:p>
          </table:table-cell>
          <table:table-cell table:formula="of:=ABS([.I29]-[.H29])/[.H29]" office:value-type="float" office:value="0.0104529616724739">
            <text:p>0.010452961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30]-[.H30])/[.H3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31]-[.H31])/[.H31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1061">
            <text:p>1061</text:p>
          </table:table-cell>
          <table:table-cell table:formula="of:=ABS([.I32]-[.H32])/[.H32]" office:value-type="float" office:value="0.0102611940298507">
            <text:p>0.01026119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33]-[.H33])/[.H3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34]-[.H34])/[.H3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35]-[.H35])/[.H35]" office:value-type="float" office:value="0.00730816077953715">
            <text:p>0.007308160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36]-[.H36])/[.H3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37]-[.H37])/[.H37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18">
            <text:p>1118</text:p>
          </table:table-cell>
          <table:table-cell table:formula="of:=ABS([.I38]-[.H38])/[.H38]" office:value-type="float" office:value="0.0452604611443211">
            <text:p>0.045260461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9]-[.H39])/[.H3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40]-[.H40])/[.H4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41]-[.H41])/[.H41]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3"/>
          <table:table-cell table:formula="of:=AVERAGE([.J1:.J41])" office:value-type="float" office:value="0.0061137971558696">
            <text:p>0.006113797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33">
            <text:p>633</text:p>
          </table:table-cell>
          <table:table-cell office:value-type="float" office:value="629">
            <text:p>629</text:p>
          </table:table-cell>
          <table:table-cell table:formula="of:=ABS([.I43]-[.H43])/[.H43]" office:value-type="float" office:value="0.00631911532385466">
            <text:p>0.006319115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office:value-type="float" office:value="816">
            <text:p>816</text:p>
          </table:table-cell>
          <table:table-cell table:formula="of:=ABS([.I44]-[.H44])/[.H44]" office:value-type="float" office:value="0.0192307692307692">
            <text:p>0.019230769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21">
            <text:p>621</text:p>
          </table:table-cell>
          <table:table-cell table:formula="of:=ABS([.I45]-[.H45])/[.H4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0">
            <text:p>830</text:p>
          </table:table-cell>
          <table:table-cell table:formula="of:=ABS([.I46]-[.H46])/[.H4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7">
            <text:p>777</text:p>
          </table:table-cell>
          <table:table-cell office:value-type="float" office:value="766">
            <text:p>766</text:p>
          </table:table-cell>
          <table:table-cell table:formula="of:=ABS([.I47]-[.H47])/[.H47]" office:value-type="float" office:value="0.0141570141570142">
            <text:p>0.014157014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30">
            <text:p>1030</text:p>
          </table:table-cell>
          <table:table-cell table:formula="of:=ABS([.I48]-[.H48])/[.H4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4">
            <text:p>864</text:p>
          </table:table-cell>
          <table:table-cell table:formula="of:=ABS([.I49]-[.H49])/[.H4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1030">
            <text:p>1030</text:p>
          </table:table-cell>
          <table:table-cell table:formula="of:=ABS([.I50]-[.H50])/[.H50]" office:value-type="float" office:value="0.0227703984819734">
            <text:p>0.022770398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7">
            <text:p>907</text:p>
          </table:table-cell>
          <table:table-cell office:value-type="float" office:value="870">
            <text:p>870</text:p>
          </table:table-cell>
          <table:table-cell table:formula="of:=ABS([.I51]-[.H51])/[.H51]" office:value-type="float" office:value="0.0407938257993385">
            <text:p>0.040793825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4">
            <text:p>774</text:p>
          </table:table-cell>
          <table:table-cell office:value-type="float" office:value="755">
            <text:p>755</text:p>
          </table:table-cell>
          <table:table-cell table:formula="of:=ABS([.I52]-[.H52])/[.H52]" office:value-type="float" office:value="0.0245478036175711">
            <text:p>0.024547803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43">
            <text:p>743</text:p>
          </table:table-cell>
          <table:table-cell table:formula="of:=ABS([.I53]-[.H53])/[.H5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98">
            <text:p>1198</text:p>
          </table:table-cell>
          <table:table-cell office:value-type="float" office:value="1196">
            <text:p>1196</text:p>
          </table:table-cell>
          <table:table-cell table:formula="of:=ABS([.I54]-[.H54])/[.H54]" office:value-type="float" office:value="0.00166944908180301">
            <text:p>0.001669449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11">
            <text:p>911</text:p>
          </table:table-cell>
          <table:table-cell table:formula="of:=ABS([.I55]-[.H55])/[.H55]" office:value-type="float" office:value="0.0844221105527638">
            <text:p>0.084422110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91">
            <text:p>691</text:p>
          </table:table-cell>
          <table:table-cell office:value-type="float" office:value="618">
            <text:p>618</text:p>
          </table:table-cell>
          <table:table-cell table:formula="of:=ABS([.I56]-[.H56])/[.H56]" office:value-type="float" office:value="0.105643994211288">
            <text:p>0.105643994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1">
            <text:p>901</text:p>
          </table:table-cell>
          <table:table-cell office:value-type="float" office:value="888">
            <text:p>888</text:p>
          </table:table-cell>
          <table:table-cell table:formula="of:=ABS([.I57]-[.H57])/[.H57]" office:value-type="float" office:value="0.0144284128745838">
            <text:p>0.014428412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63">
            <text:p>963</text:p>
          </table:table-cell>
          <table:table-cell table:formula="of:=ABS([.I58]-[.H58])/[.H5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562">
            <text:p>562</text:p>
          </table:table-cell>
          <table:table-cell table:formula="of:=ABS([.I59]-[.H59])/[.H5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  <table:table-cell office:value-type="float" office:value="1035">
            <text:p>1035</text:p>
          </table:table-cell>
          <table:table-cell table:formula="of:=ABS([.I60]-[.H60])/[.H60]" office:value-type="float" office:value="0.0245051837888784">
            <text:p>0.024505183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1">
            <text:p>831</text:p>
          </table:table-cell>
          <table:table-cell table:formula="of:=ABS([.I61]-[.H61])/[.H61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5">
            <text:p>775</text:p>
          </table:table-cell>
          <table:table-cell office:value-type="float" office:value="685">
            <text:p>685</text:p>
          </table:table-cell>
          <table:table-cell table:formula="of:=ABS([.I62]-[.H62])/[.H62]" office:value-type="float" office:value="0.116129032258065">
            <text:p>0.116129032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63]-[.H63])/[.H6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64]-[.H64])/[.H6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65]-[.H65])/[.H6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66]-[.H66])/[.H66]" office:value-type="float" office:value="0.0302267002518892">
            <text:p>0.030226700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67]-[.H67])/[.H67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68]-[.H68])/[.H6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94">
            <text:p>794</text:p>
          </table:table-cell>
          <table:table-cell table:formula="of:=ABS([.I69]-[.H69])/[.H69]" office:value-type="float" office:value="0.023370233702337">
            <text:p>0.023370233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94">
            <text:p>994</text:p>
          </table:table-cell>
          <table:table-cell table:formula="of:=ABS([.I70]-[.H70])/[.H70]" office:value-type="float" office:value="0.0109452736318408">
            <text:p>0.010945273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752">
            <text:p>752</text:p>
          </table:table-cell>
          <table:table-cell table:formula="of:=ABS([.I71]-[.H71])/[.H71]" office:value-type="float" office:value="0.011826544021025">
            <text:p>0.01182654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72]-[.H72])/[.H72]" office:value-type="float" office:value="0.00127064803049555">
            <text:p>0.00127064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73]-[.H73])/[.H7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74]-[.H74])/[.H74]" office:value-type="float" office:value="0.0267062314540059">
            <text:p>0.026706231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75]-[.H75])/[.H7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84">
            <text:p>884</text:p>
          </table:table-cell>
          <table:table-cell table:formula="of:=ABS([.I76]-[.H76])/[.H76]" office:value-type="float" office:value="0.0144927536231884">
            <text:p>0.014492753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88">
            <text:p>688</text:p>
          </table:table-cell>
          <table:table-cell table:formula="of:=ABS([.I77]-[.H77])/[.H77]" office:value-type="float" office:value="0.0364145658263305">
            <text:p>0.036414565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78]-[.H78])/[.H7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90">
            <text:p>890</text:p>
          </table:table-cell>
          <table:table-cell table:formula="of:=ABS([.I79]-[.H79])/[.H79]" office:value-type="float" office:value="0.0262582056892779">
            <text:p>0.026258205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80]-[.H80])/[.H8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7">
            <text:p>987</text:p>
          </table:table-cell>
          <table:table-cell table:formula="of:=ABS([.I81]-[.H81])/[.H81]" office:value-type="float" office:value="0.00804020100502513">
            <text:p>0.00804020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5">
            <text:p>865</text:p>
          </table:table-cell>
          <table:table-cell table:formula="of:=ABS([.I82]-[.H82])/[.H82]" office:value-type="float" office:value="0.00115473441108545">
            <text:p>0.001154734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90">
            <text:p>890</text:p>
          </table:table-cell>
          <table:table-cell table:formula="of:=ABS([.I83]-[.H83])/[.H83]" office:value-type="float" office:value="0.0491452991452991">
            <text:p>0.049145299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3"/>
          <table:table-cell table:formula="of:=AVERAGE([.J43:.J83])" office:value-type="float" office:value="0.0174260609797488">
            <text:p>0.01742606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71">
            <text:p>571</text:p>
          </table:table-cell>
          <table:table-cell table:formula="of:=ABS([.I85]-[.H85])/[.H8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59">
            <text:p>759</text:p>
          </table:table-cell>
          <table:table-cell table:formula="of:=ABS([.I86]-[.H86])/[.H8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  <table:table-cell office:value-type="float" office:value="549">
            <text:p>549</text:p>
          </table:table-cell>
          <table:table-cell table:formula="of:=ABS([.I87]-[.H87])/[.H87]" office:value-type="float" office:value="0.0351493848857645">
            <text:p>0.035149384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87">
            <text:p>687</text:p>
          </table:table-cell>
          <table:table-cell table:formula="of:=ABS([.I88]-[.H88])/[.H88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office:value-type="float" office:value="741">
            <text:p>741</text:p>
          </table:table-cell>
          <table:table-cell table:formula="of:=ABS([.I89]-[.H89])/[.H89]" office:value-type="float" office:value="0.0326370757180157">
            <text:p>0.032637075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7">
            <text:p>937</text:p>
          </table:table-cell>
          <table:table-cell table:formula="of:=ABS([.I90]-[.H90])/[.H9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5">
            <text:p>715</text:p>
          </table:table-cell>
          <table:table-cell office:value-type="float" office:value="631">
            <text:p>631</text:p>
          </table:table-cell>
          <table:table-cell table:formula="of:=ABS([.I91]-[.H91])/[.H91]" office:value-type="float" office:value="0.117482517482517">
            <text:p>0.117482517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54">
            <text:p>1054</text:p>
          </table:table-cell>
          <table:table-cell table:formula="of:=ABS([.I92]-[.H92])/[.H92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2">
            <text:p>842</text:p>
          </table:table-cell>
          <table:table-cell table:formula="of:=ABS([.I93]-[.H93])/[.H9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8">
            <text:p>748</text:p>
          </table:table-cell>
          <table:table-cell table:formula="of:=ABS([.I94]-[.H94])/[.H9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71">
            <text:p>671</text:p>
          </table:table-cell>
          <table:table-cell table:formula="of:=ABS([.I95]-[.H95])/[.H9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131">
            <text:p>1131</text:p>
          </table:table-cell>
          <table:table-cell table:formula="of:=ABS([.I96]-[.H96])/[.H9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4">
            <text:p>944</text:p>
          </table:table-cell>
          <table:table-cell office:value-type="float" office:value="879">
            <text:p>879</text:p>
          </table:table-cell>
          <table:table-cell table:formula="of:=ABS([.I97]-[.H97])/[.H97]" office:value-type="float" office:value="0.0688559322033898">
            <text:p>0.068855932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office:value-type="float" office:value="476">
            <text:p>476</text:p>
          </table:table-cell>
          <table:table-cell table:formula="of:=ABS([.I98]-[.H98])/[.H98]" office:value-type="float" office:value="0.100189035916824">
            <text:p>0.100189035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01">
            <text:p>901</text:p>
          </table:table-cell>
          <table:table-cell table:formula="of:=ABS([.I99]-[.H99])/[.H9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61">
            <text:p>961</text:p>
          </table:table-cell>
          <table:table-cell office:value-type="float" office:value="900">
            <text:p>900</text:p>
          </table:table-cell>
          <table:table-cell table:formula="of:=ABS([.I100]-[.H100])/[.H100]" office:value-type="float" office:value="0.0634755463059313">
            <text:p>0.063475546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487">
            <text:p>487</text:p>
          </table:table-cell>
          <table:table-cell table:formula="of:=ABS([.I101]-[.H101])/[.H101]" office:value-type="float" office:value="0.099815157116451">
            <text:p>0.099815157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1">
            <text:p>931</text:p>
          </table:table-cell>
          <table:table-cell table:formula="of:=ABS([.I102]-[.H102])/[.H102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01">
            <text:p>701</text:p>
          </table:table-cell>
          <table:table-cell table:formula="of:=ABS([.I103]-[.H103])/[.H10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47">
            <text:p>647</text:p>
          </table:table-cell>
          <table:table-cell office:value-type="float" office:value="582">
            <text:p>582</text:p>
          </table:table-cell>
          <table:table-cell table:formula="of:=ABS([.I104]-[.H104])/[.H104]" office:value-type="float" office:value="0.100463678516229">
            <text:p>0.100463678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04">
            <text:p>604</text:p>
          </table:table-cell>
          <table:table-cell table:formula="of:=ABS([.I105]-[.H105])/[.H105]" office:value-type="float" office:value="0.184885290148448">
            <text:p>0.184885290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106]-[.H106])/[.H10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107]-[.H107])/[.H107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15">
            <text:p>615</text:p>
          </table:table-cell>
          <table:table-cell table:formula="of:=ABS([.I108]-[.H108])/[.H108]" office:value-type="float" office:value="0.104803493449782">
            <text:p>0.104803493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09]-[.H109])/[.H109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513">
            <text:p>513</text:p>
          </table:table-cell>
          <table:table-cell table:formula="of:=ABS([.I110]-[.H110])/[.H110]" office:value-type="float" office:value="0.306756756756757">
            <text:p>0.306756756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13">
            <text:p>713</text:p>
          </table:table-cell>
          <table:table-cell table:formula="of:=ABS([.I111]-[.H111])/[.H111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112]-[.H112])/[.H112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498">
            <text:p>498</text:p>
          </table:table-cell>
          <table:table-cell table:formula="of:=ABS([.I113]-[.H113])/[.H113]" office:value-type="float" office:value="0.0656660412757974">
            <text:p>0.065666041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25">
            <text:p>725</text:p>
          </table:table-cell>
          <table:table-cell table:formula="of:=ABS([.I114]-[.H114])/[.H11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115]-[.H115])/[.H115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49">
            <text:p>749</text:p>
          </table:table-cell>
          <table:table-cell table:formula="of:=ABS([.I116]-[.H116])/[.H116]" office:value-type="float" office:value="0.113609467455621">
            <text:p>0.113609467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533">
            <text:p>533</text:p>
          </table:table-cell>
          <table:table-cell table:formula="of:=ABS([.I117]-[.H117])/[.H117]" office:value-type="float" office:value="0.357056694813028">
            <text:p>0.357056694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79">
            <text:p>679</text:p>
          </table:table-cell>
          <table:table-cell table:formula="of:=ABS([.I118]-[.H118])/[.H118]" office:value-type="float" office:value="0.0173661360347323">
            <text:p>0.01736613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586">
            <text:p>586</text:p>
          </table:table-cell>
          <table:table-cell table:formula="of:=ABS([.I119]-[.H119])/[.H119]" office:value-type="float" office:value="0.0593900481540931">
            <text:p>0.059390048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6">
            <text:p>846</text:p>
          </table:table-cell>
          <table:table-cell table:formula="of:=ABS([.I120]-[.H120])/[.H12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786">
            <text:p>786</text:p>
          </table:table-cell>
          <table:table-cell table:formula="of:=ABS([.I121]-[.H121])/[.H121]" office:value-type="float" office:value="0.140043763676149">
            <text:p>0.140043763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94">
            <text:p>994</text:p>
          </table:table-cell>
          <table:table-cell table:formula="of:=ABS([.I122]-[.H122])/[.H122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23]-[.H123])/[.H12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6">
            <text:p>746</text:p>
          </table:table-cell>
          <table:table-cell table:formula="of:=ABS([.I124]-[.H124])/[.H124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78">
            <text:p>878</text:p>
          </table:table-cell>
          <table:table-cell table:formula="of:=ABS([.I125]-[.H125])/[.H125]" office:value-type="float" office:value="0.0404371584699454">
            <text:p>0.0404371585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85:.D125]; &quot;T&quot;)" office:value-type="float" office:value="41">
            <text:p>41</text:p>
          </table:table-cell>
          <table:table-cell table:formula="of:=[.E126]/41" office:value-type="float" office:value="1">
            <text:p>1</text:p>
          </table:table-cell>
          <table:table-cell table:number-columns-repeated="3"/>
          <table:table-cell table:formula="of:=AVERAGE([.J85:.J125])" office:value-type="float" office:value="0.0489776384970604">
            <text:p>0.048977638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10">
            <text:p>510</text:p>
          </table:table-cell>
          <table:table-cell office:value-type="float" office:value="735">
            <text:p>735</text:p>
          </table:table-cell>
          <table:table-cell table:formula="of:=ABS([.I127]-[.H127])/[.H127]" office:value-type="float" office:value="0.441176470588235">
            <text:p>0.441176470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99">
            <text:p>699</text:p>
          </table:table-cell>
          <table:table-cell office:value-type="float" office:value="667">
            <text:p>667</text:p>
          </table:table-cell>
          <table:table-cell table:formula="of:=ABS([.I128]-[.H128])/[.H128]" office:value-type="float" office:value="0.0457796852646638">
            <text:p>0.045779685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5">
            <text:p>465</text:p>
          </table:table-cell>
          <table:table-cell office:value-type="float" office:value="274">
            <text:p>274</text:p>
          </table:table-cell>
          <table:table-cell table:formula="of:=ABS([.I129]-[.H129])/[.H129]" office:value-type="float" office:value="0.410752688172043">
            <text:p>0.410752688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233">
            <text:p>233</text:p>
          </table:table-cell>
          <table:table-cell table:formula="of:=ABS([.I130]-[.H130])/[.H13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25">
            <text:p>525</text:p>
          </table:table-cell>
          <table:table-cell office:value-type="float" office:value="843">
            <text:p>843</text:p>
          </table:table-cell>
          <table:table-cell table:formula="of:=ABS([.I131]-[.H131])/[.H131]" office:value-type="float" office:value="0.605714285714286">
            <text:p>0.605714285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  <table:table-cell office:value-type="float" office:value="215">
            <text:p>215</text:p>
          </table:table-cell>
          <table:table-cell table:formula="of:=ABS([.I132]-[.H132])/[.H132]" office:value-type="float" office:value="0.717847769028871">
            <text:p>0.71784776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1017">
            <text:p>1017</text:p>
          </table:table-cell>
          <table:table-cell table:formula="of:=ABS([.I133]-[.H133])/[.H133]" office:value-type="float" office:value="0.645631067961165">
            <text:p>0.64563106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office:value-type="float" office:value="1158">
            <text:p>1158</text:p>
          </table:table-cell>
          <table:table-cell table:formula="of:=ABS([.I134]-[.H134])/[.H134]" office:value-type="float" office:value="0.332566168009206">
            <text:p>0.33256616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office:value-type="float" office:value="1063">
            <text:p>1063</text:p>
          </table:table-cell>
          <table:table-cell table:formula="of:=ABS([.I135]-[.H135])/[.H135]" office:value-type="float" office:value="0.499294781382228">
            <text:p>0.499294781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office:value-type="float" office:value="842">
            <text:p>842</text:p>
          </table:table-cell>
          <table:table-cell table:formula="of:=ABS([.I136]-[.H136])/[.H136]" office:value-type="float" office:value="0.750519750519751">
            <text:p>0.750519750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02">
            <text:p>502</text:p>
          </table:table-cell>
          <table:table-cell table:formula="of:=ABS([.I137]-[.H137])/[.H137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138]-[.H138])/[.H138]" office:value-type="float" office:value="0.723489932885906">
            <text:p>0.723489932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84">
            <text:p>1084</text:p>
          </table:table-cell>
          <table:table-cell table:formula="of:=ABS([.I139]-[.H139])/[.H139]" office:value-type="float" office:value="1.00740740740741">
            <text:p>1.007407407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377">
            <text:p>377</text:p>
          </table:table-cell>
          <table:table-cell table:formula="of:=ABS([.I140]-[.H140])/[.H140]" office:value-type="float" office:value="0.100238663484487">
            <text:p>0.100238663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1">
            <text:p>931</text:p>
          </table:table-cell>
          <table:table-cell table:formula="of:=ABS([.I141]-[.H141])/[.H141]" office:value-type="float" office:value="0.375184638109306">
            <text:p>0.375184638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23">
            <text:p>1023</text:p>
          </table:table-cell>
          <table:table-cell table:formula="of:=ABS([.I142]-[.H142])/[.H142]" office:value-type="float" office:value="0.247560975609756">
            <text:p>0.247560975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143]-[.H143])/[.H143]" office:value-type="float" office:value="0.831210191082803">
            <text:p>0.831210191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144]-[.H144])/[.H144]" office:value-type="float" office:value="0.361144219308701">
            <text:p>0.3611442193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83">
            <text:p>883</text:p>
          </table:table-cell>
          <table:table-cell table:formula="of:=ABS([.I145]-[.H145])/[.H145]" office:value-type="float" office:value="0.511986301369863">
            <text:p>0.511986301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formula="of:=ABS([.I146]-[.H146])/[.H14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68">
            <text:p>568</text:p>
          </table:table-cell>
          <table:table-cell table:formula="of:=ABS([.I147]-[.H147])/[.H147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967">
            <text:p>967</text:p>
          </table:table-cell>
          <table:table-cell table:formula="of:=ABS([.I148]-[.H148])/[.H148]" office:value-type="float" office:value="0.68760907504363">
            <text:p>0.68760907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36">
            <text:p>936</text:p>
          </table:table-cell>
          <table:table-cell table:formula="of:=ABS([.I149]-[.H149])/[.H149]" office:value-type="float" office:value="2.04885993485342">
            <text:p>2.048859934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4">
            <text:p>414</text:p>
          </table:table-cell>
          <table:table-cell table:formula="of:=ABS([.I150]-[.H150])/[.H150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94">
            <text:p>1094</text:p>
          </table:table-cell>
          <table:table-cell table:formula="of:=ABS([.I151]-[.H151])/[.H151]" office:value-type="float" office:value="0.36239103362391">
            <text:p>0.362391033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352">
            <text:p>352</text:p>
          </table:table-cell>
          <table:table-cell table:formula="of:=ABS([.I152]-[.H152])/[.H152]" office:value-type="float" office:value="0.187066974595843">
            <text:p>0.187066974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153]-[.H153])/[.H153]" office:value-type="float" office:value="0.367461430575035">
            <text:p>0.367461430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154]-[.H154])/[.H154]" office:value-type="float" office:value="0.758346581875994">
            <text:p>0.7583465819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353">
            <text:p>353</text:p>
          </table:table-cell>
          <table:table-cell table:formula="of:=ABS([.I155]-[.H155])/[.H155]" office:value-type="float" office:value="0.237580993520518">
            <text:p>0.237580993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22">
            <text:p>622</text:p>
          </table:table-cell>
          <table:table-cell table:formula="of:=ABS([.I156]-[.H156])/[.H156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352">
            <text:p>352</text:p>
          </table:table-cell>
          <table:table-cell table:formula="of:=ABS([.I157]-[.H157])/[.H157]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27:.D157]; &quot;T&quot;)" office:value-type="float" office:value="13">
            <text:p>13</text:p>
          </table:table-cell>
          <table:table-cell table:formula="of:=[.E158]/41" office:value-type="float" office:value="0.317073170731707">
            <text:p>0.3170731707</text:p>
          </table:table-cell>
          <table:table-cell table:number-columns-repeated="3"/>
          <table:table-cell table:formula="of:=AVERAGE([.J117:.J157])" office:value-type="float" office:value="0.339514450234928">
            <text:p>0.339514450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60">
            <text:p>1060</text:p>
          </table:table-cell>
          <table:table-cell table:formula="of:=ABS([.I159]-[.H159])/[.H159]" office:value-type="float" office:value="0.869488536155203">
            <text:p>0.869488536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160]-[.H160])/[.H160]" office:value-type="float" office:value="0.923460898502496">
            <text:p>0.923460898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52">
            <text:p>1052</text:p>
          </table:table-cell>
          <table:table-cell table:formula="of:=ABS([.I161]-[.H161])/[.H161]" office:value-type="float" office:value="0.91970802919708">
            <text:p>0.919708029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24">
            <text:p>924</text:p>
          </table:table-cell>
          <table:table-cell table:formula="of:=ABS([.I162]-[.H162])/[.H162]" office:value-type="float" office:value="1.1588785046729">
            <text:p>1.158878504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8">
            <text:p>1078</text:p>
          </table:table-cell>
          <table:table-cell table:formula="of:=ABS([.I163]-[.H163])/[.H163]" office:value-type="float" office:value="0.46866485013624">
            <text:p>0.468664850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59:.D163]; &quot;T&quot;)" office:value-type="float" office:value="0">
            <text:p>0</text:p>
          </table:table-cell>
          <table:table-cell table:formula="of:=[.E164]/5" office:value-type="float" office:value="0">
            <text:p>0</text:p>
          </table:table-cell>
          <table:table-cell table:number-columns-repeated="3"/>
          <table:table-cell table:formula="of:=AVERAGE([.J159:.J163])" office:value-type="float" office:value="0.868040163732783">
            <text:p>0.8680401637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27">
            <text:p>927</text:p>
          </table:table-cell>
          <table:table-cell table:formula="of:=ABS([.I165]-[.H165])/[.H165]" office:value-type="float" office:value="0.609375">
            <text:p>0.60937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87">
            <text:p>787</text:p>
          </table:table-cell>
          <table:table-cell table:formula="of:=ABS([.I166]-[.H166])/[.H166]" office:value-type="float" office:value="0.307308970099668">
            <text:p>0.3073089701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167]-[.H167])/[.H167]" office:value-type="float" office:value="1.05694760820046">
            <text:p>1.0569476082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81">
            <text:p>881</text:p>
          </table:table-cell>
          <table:table-cell table:formula="of:=ABS([.I168]-[.H168])/[.H168]" office:value-type="float" office:value="0.115189873417722">
            <text:p>0.1151898734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14">
            <text:p>814</text:p>
          </table:table-cell>
          <table:table-cell table:formula="of:=ABS([.I169]-[.H169])/[.H169]" office:value-type="float" office:value="1.08717948717949">
            <text:p>1.0871794872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65:.D169]; &quot;T&quot;)" office:value-type="float" office:value="0">
            <text:p>0</text:p>
          </table:table-cell>
          <table:table-cell table:formula="of:=[.E170]/5" office:value-type="float" office:value="0">
            <text:p>0</text:p>
          </table:table-cell>
          <table:table-cell table:number-columns-repeated="3"/>
          <table:table-cell table:formula="of:=AVERAGE([.J165:.J169])" office:value-type="float" office:value="0.635200187779466">
            <text:p>0.6352001878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947">
            <text:p>947</text:p>
          </table:table-cell>
          <table:table-cell table:formula="of:=ABS([.I171]-[.H171])/[.H171]" office:value-type="float" office:value="1.28743961352657">
            <text:p>1.2874396135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281">
            <text:p>1281</text:p>
          </table:table-cell>
          <table:table-cell table:formula="of:=ABS([.I172]-[.H172])/[.H172]" office:value-type="float" office:value="0.845821325648415">
            <text:p>0.845821325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574">
            <text:p>574</text:p>
          </table:table-cell>
          <table:table-cell table:formula="of:=ABS([.I173]-[.H173])/[.H173]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615">
            <text:p>615</text:p>
          </table:table-cell>
          <table:table-cell table:formula="of:=ABS([.I174]-[.H174])/[.H174]" office:value-type="float" office:value="0.0639269406392694">
            <text:p>0.0639269406</text:p>
          </table:table-cell>
          <table:table-cell table:number-columns-repeated="14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950">
            <text:p>950</text:p>
          </table:table-cell>
          <table:table-cell table:formula="of:=ABS([.I175]-[.H175])/[.H175]" office:value-type="float" office:value="1.01698513800425">
            <text:p>1.016985138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COUNTIF([.D171:.D175]; &quot;T&quot;)" office:value-type="float" office:value="2">
            <text:p>2</text:p>
          </table:table-cell>
          <table:table-cell table:formula="of:=[.E176]/5" office:value-type="float" office:value="0.4">
            <text:p>0.4</text:p>
          </table:table-cell>
          <table:table-cell table:number-columns-repeated="3"/>
          <table:table-cell table:formula="of:=AVERAGE([.J171:.J175])" office:value-type="float" office:value="0.6428346035637">
            <text:p>0.6428346036</text:p>
          </table:table-cell>
          <table:table-cell table:number-columns-repeated="14"/>
        </table:table-row>
        <table:table-row table:style-name="ro1" table:number-rows-repeated="104839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40:27</dc:date>
    <meta:document-statistic meta:table-count="1" meta:cell-count="1740" meta:object-count="0"/>
    <meta:generator>LibreOffice/4.0.3.3$Linux_x86 LibreOffice_project/400m0$Build-3</meta:generator>
  </office:meta>
</office:document-meta>
</file>